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2000003164113AD481BE85E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25.7cm" svg:height="18.904cm" draw:z-index="0"><draw:image xlink:href="Pictures/1000000100000432000003164113AD481BE85E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0:52:27.099124453</meta:creation-date>
    <dc:date>2024-06-11T20:53:41.590176753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